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0"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1"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2"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3" style:family="paragraph" style:parent-style-name="Heading_20_1">
      <style:paragraph-properties fo:text-align="justify" style:justify-single-word="false"/>
      <style:text-properties officeooo:paragraph-rsid="00500d21"/>
    </style:style>
    <style:style style:name="P44" style:family="paragraph" style:parent-style-name="Heading_20_2">
      <style:paragraph-properties fo:text-align="justify" style:justify-single-word="false"/>
      <style:text-properties officeooo:paragraph-rsid="000ea3a0"/>
    </style:style>
    <style:style style:name="P45"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2"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3"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4"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5"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6"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58"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59"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0"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1"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2"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3"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4"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5"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6"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67" style:family="text">
      <style:text-properties fo:color="#000000" style:font-name="arial" fo:font-size="12pt" style:font-name-asian="Arial1" style:font-size-asian="12pt" style:font-name-complex="Arial1" style:font-size-complex="12pt" style:language-complex="pt" style:country-complex="PT"/>
    </style:style>
    <style:style style:name="T68"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69"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0" style:family="text">
      <style:text-properties fo:color="#000000" style:font-name="arial" fo:font-size="12pt" fo:background-color="#ffffff" loext:char-shading-value="0" style:font-size-asian="12pt" style:font-name-complex="Arial1" style:font-size-complex="12pt"/>
    </style:style>
    <style:style style:name="T71" style:family="text">
      <style:text-properties fo:color="#000000" style:font-name="arial" style:text-underline-style="solid" style:text-underline-width="auto" style:text-underline-color="font-color"/>
    </style:style>
    <style:style style:name="T72"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3"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4"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5"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6"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77"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6"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87"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88"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89"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5"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6"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97"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3"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4"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5"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07"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08"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09"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0"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1"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2"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4"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5"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6"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7"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18"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19" style:family="text">
      <style:text-properties fo:font-weight="bold" style:font-weight-asian="bold" style:font-name-complex="Arial1" style:language-complex="pt" style:country-complex="PT"/>
    </style:style>
    <style:style style:name="T120" style:family="text">
      <style:text-properties fo:font-weight="bold" officeooo:rsid="00222d90" style:font-weight-asian="bold" style:font-name-complex="Arial1" style:language-complex="pt" style:country-complex="PT"/>
    </style:style>
    <style:style style:name="T121" style:family="text">
      <style:text-properties fo:font-weight="bold" officeooo:rsid="00047fbc" style:font-weight-asian="bold" style:font-name-complex="Arial1" style:language-complex="pt" style:country-complex="PT"/>
    </style:style>
    <style:style style:name="T122" style:family="text">
      <style:text-properties fo:font-weight="bold" officeooo:rsid="000ea3a0" style:font-weight-asian="bold" style:font-name-complex="Arial1" style:language-complex="pt" style:country-complex="PT"/>
    </style:style>
    <style:style style:name="T123" style:family="text">
      <style:text-properties fo:font-weight="bold" officeooo:rsid="00390218" style:font-weight-asian="bold" style:font-name-complex="Arial1" style:language-complex="pt" style:country-complex="PT"/>
    </style:style>
    <style:style style:name="T124" style:family="text">
      <style:text-properties fo:font-weight="bold" officeooo:rsid="00940090" style:font-weight-asian="bold" style:font-name-complex="Arial1" style:language-complex="pt" style:country-complex="PT"/>
    </style:style>
    <style:style style:name="T125" style:family="text">
      <style:text-properties fo:font-weight="bold" style:font-name-asian="Arial1" style:font-weight-asian="bold" style:font-name-complex="Arial1" style:language-complex="pt" style:country-complex="PT"/>
    </style:style>
    <style:style style:name="T126" style:family="text">
      <style:text-properties fo:font-weight="bold" officeooo:rsid="00047fbc" style:font-name-asian="Arial1" style:font-weight-asian="bold" style:font-name-complex="Arial1" style:language-complex="pt" style:country-complex="PT"/>
    </style:style>
    <style:style style:name="T127" style:family="text">
      <style:text-properties fo:font-weight="bold" style:font-name-asian="Arial1" style:font-weight-asian="bold" style:font-name-complex="Arial1" style:language-complex="pt" style:country-complex="PT" style:font-weight-complex="bold"/>
    </style:style>
    <style:style style:name="T128" style:family="text">
      <style:text-properties fo:font-weight="bold" officeooo:rsid="0013405f" style:font-name-asian="Arial1" style:font-weight-asian="bold" style:font-name-complex="Arial1" style:language-complex="pt" style:country-complex="PT" style:font-weight-complex="bold"/>
    </style:style>
    <style:style style:name="T129" style:family="text">
      <style:text-properties fo:font-weight="bold" officeooo:rsid="001530fc" style:font-name-asian="Arial1" style:font-weight-asian="bold" style:font-name-complex="Arial1" style:language-complex="pt" style:country-complex="PT" style:font-weight-complex="bold"/>
    </style:style>
    <style:style style:name="T130" style:family="text">
      <style:text-properties fo:font-weight="bold" officeooo:rsid="00169323" style:font-name-asian="Arial1" style:font-weight-asian="bold" style:font-name-complex="Arial1" style:language-complex="pt" style:country-complex="PT" style:font-weight-complex="bold"/>
    </style:style>
    <style:style style:name="T131" style:family="text">
      <style:text-properties fo:font-weight="bold" officeooo:rsid="002d9598" style:font-name-asian="Arial1" style:font-weight-asian="bold" style:font-name-complex="Arial1" style:language-complex="pt" style:country-complex="PT" style:font-weight-complex="bold"/>
    </style:style>
    <style:style style:name="T132" style:family="text">
      <style:text-properties fo:font-weight="bold" officeooo:rsid="0030ced4" style:font-name-asian="Arial1" style:font-weight-asian="bold" style:font-name-complex="Arial1" style:language-complex="pt" style:country-complex="PT" style:font-weight-complex="bold"/>
    </style:style>
    <style:style style:name="T133" style:family="text">
      <style:text-properties fo:font-weight="bold" officeooo:rsid="003adbfd" style:font-name-asian="Arial1" style:font-weight-asian="bold" style:font-name-complex="Arial1" style:language-complex="pt" style:country-complex="PT" style:font-weight-complex="bold"/>
    </style:style>
    <style:style style:name="T134" style:family="text">
      <style:text-properties fo:font-weight="bold" officeooo:rsid="00500d21" style:font-name-asian="Arial1" style:font-weight-asian="bold" style:font-name-complex="Arial1" style:language-complex="pt" style:country-complex="PT" style:font-weight-complex="bold"/>
    </style:style>
    <style:style style:name="T135" style:family="text">
      <style:text-properties fo:font-weight="bold" officeooo:rsid="001b7398" style:font-name-asian="Arial1" style:font-weight-asian="bold" style:font-name-complex="Arial1" style:language-complex="pt" style:country-complex="PT"/>
    </style:style>
    <style:style style:name="T136" style:family="text">
      <style:text-properties fo:font-weight="bold" officeooo:rsid="001a8142" style:font-name-asian="Arial1" style:font-weight-asian="bold" style:font-name-complex="Arial1" style:language-complex="pt" style:country-complex="PT"/>
    </style:style>
    <style:style style:name="T137" style:family="text">
      <style:text-properties fo:font-weight="bold" officeooo:rsid="002803c2" style:font-name-asian="Arial1" style:font-weight-asian="bold" style:font-name-complex="Arial1" style:language-complex="pt" style:country-complex="PT"/>
    </style:style>
    <style:style style:name="T138" style:family="text">
      <style:text-properties fo:font-weight="bold" officeooo:rsid="002d9598" style:font-name-asian="Arial1" style:font-weight-asian="bold" style:font-name-complex="Arial1" style:language-complex="pt" style:country-complex="PT"/>
    </style:style>
    <style:style style:name="T139" style:family="text">
      <style:text-properties fo:font-weight="bold" officeooo:rsid="003adbfd" style:font-name-asian="Arial1" style:font-weight-asian="bold" style:font-name-complex="Arial1" style:language-complex="pt" style:country-complex="PT"/>
    </style:style>
    <style:style style:name="T140" style:family="text">
      <style:text-properties fo:font-weight="bold" officeooo:rsid="00500d21" style:font-name-asian="Arial1" style:font-weight-asian="bold" style:font-name-complex="Arial1" style:language-complex="pt" style:country-complex="PT"/>
    </style:style>
    <style:style style:name="T141"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2" style:family="text">
      <style:text-properties fo:font-weight="normal" style:font-name-asian="Arial1" style:font-weight-asian="normal" style:font-name-complex="Arial1" style:language-complex="pt" style:country-complex="PT" style:font-weight-complex="normal"/>
    </style:style>
    <style:style style:name="T143" style:family="text">
      <style:text-properties fo:font-weight="normal" officeooo:rsid="001a8142" style:font-name-asian="Arial1" style:font-weight-asian="normal" style:font-name-complex="Arial1" style:language-complex="pt" style:country-complex="PT" style:font-weight-complex="normal"/>
    </style:style>
    <style:style style:name="T144" style:family="text">
      <style:text-properties fo:font-weight="normal" officeooo:rsid="00075bc8" style:font-name-asian="Arial1" style:font-weight-asian="normal" style:font-name-complex="Arial1" style:language-complex="pt" style:country-complex="PT" style:font-weight-complex="normal"/>
    </style:style>
    <style:style style:name="T145" style:family="text">
      <style:text-properties fo:font-weight="normal" officeooo:rsid="0005cd84" style:font-name-asian="Arial1" style:font-weight-asian="normal" style:font-name-complex="Arial1" style:language-complex="pt" style:country-complex="PT" style:font-weight-complex="normal"/>
    </style:style>
    <style:style style:name="T146" style:family="text">
      <style:text-properties fo:font-weight="normal" officeooo:rsid="000ea3a0" style:font-name-asian="Arial1" style:font-weight-asian="normal" style:font-name-complex="Arial1" style:language-complex="pt" style:country-complex="PT" style:font-weight-complex="normal"/>
    </style:style>
    <style:style style:name="T147" style:family="text">
      <style:text-properties fo:font-weight="normal" officeooo:rsid="00125cbe" style:font-name-asian="Arial1" style:font-weight-asian="normal" style:font-name-complex="Arial1" style:language-complex="pt" style:country-complex="PT" style:font-weight-complex="normal"/>
    </style:style>
    <style:style style:name="T148" style:family="text">
      <style:text-properties fo:font-weight="normal" officeooo:rsid="000baeaf" style:font-name-asian="Arial1" style:font-weight-asian="normal" style:font-name-complex="Arial1" style:language-complex="pt" style:country-complex="PT" style:font-weight-complex="normal"/>
    </style:style>
    <style:style style:name="T149" style:family="text">
      <style:text-properties fo:font-weight="normal" officeooo:rsid="002d9598" style:font-name-asian="Arial1" style:font-weight-asian="normal" style:font-name-complex="Arial1" style:language-complex="pt" style:country-complex="PT" style:font-weight-complex="normal"/>
    </style:style>
    <style:style style:name="T150" style:family="text">
      <style:text-properties fo:font-weight="normal" officeooo:rsid="0030ced4" style:font-name-asian="Arial1" style:font-weight-asian="normal" style:font-name-complex="Arial1" style:language-complex="pt" style:country-complex="PT" style:font-weight-complex="normal"/>
    </style:style>
    <style:style style:name="T151" style:family="text">
      <style:text-properties fo:font-weight="normal" officeooo:rsid="003adbfd" style:font-name-asian="Arial1" style:font-weight-asian="normal" style:font-name-complex="Arial1" style:language-complex="pt" style:country-complex="PT" style:font-weight-complex="normal"/>
    </style:style>
    <style:style style:name="T152" style:family="text">
      <style:text-properties fo:font-weight="normal" officeooo:rsid="0045a71c" style:font-name-asian="Arial1" style:font-weight-asian="normal" style:font-name-complex="Arial1" style:language-complex="pt" style:country-complex="PT" style:font-weight-complex="normal"/>
    </style:style>
    <style:style style:name="T153" style:family="text">
      <style:text-properties fo:font-weight="normal" officeooo:rsid="00500d21" style:font-name-asian="Arial1" style:font-weight-asian="normal" style:font-name-complex="Arial1" style:language-complex="pt" style:country-complex="PT" style:font-weight-complex="normal"/>
    </style:style>
    <style:style style:name="T154" style:family="text">
      <style:text-properties style:font-name-asian="Arial1" style:font-name-complex="Arial1" style:language-complex="pt" style:country-complex="PT"/>
    </style:style>
    <style:style style:name="T155" style:family="text">
      <style:text-properties officeooo:rsid="0013405f" style:font-name-asian="Arial1" style:font-name-complex="Arial1" style:language-complex="pt" style:country-complex="PT"/>
    </style:style>
    <style:style style:name="T156" style:family="text">
      <style:text-properties officeooo:rsid="001a8142" style:font-name-asian="Arial1" style:font-name-complex="Arial1" style:language-complex="pt" style:country-complex="PT"/>
    </style:style>
    <style:style style:name="T157" style:family="text">
      <style:text-properties officeooo:rsid="0017e9c9" style:font-name-asian="Arial1" style:font-name-complex="Arial1" style:language-complex="pt" style:country-complex="PT"/>
    </style:style>
    <style:style style:name="T158" style:family="text">
      <style:text-properties officeooo:rsid="00169323" style:font-name-asian="Arial1" style:font-name-complex="Arial1" style:language-complex="pt" style:country-complex="PT"/>
    </style:style>
    <style:style style:name="T159" style:family="text">
      <style:text-properties officeooo:rsid="001530fc" style:font-name-asian="Arial1" style:font-name-complex="Arial1" style:language-complex="pt" style:country-complex="PT"/>
    </style:style>
    <style:style style:name="T160" style:family="text">
      <style:text-properties style:font-name-asian="Arial1" style:font-name-complex="Arial1" style:language-complex="pt" style:country-complex="PT" style:font-weight-complex="bold"/>
    </style:style>
    <style:style style:name="T161" style:family="text">
      <style:text-properties officeooo:rsid="001530fc" style:font-name-asian="Arial1" style:font-name-complex="Arial1" style:language-complex="pt" style:country-complex="PT" style:font-weight-complex="bold"/>
    </style:style>
    <style:style style:name="T162" style:family="text">
      <style:text-properties fo:background-color="#ffffff" loext:char-shading-value="0" style:font-name-complex="Arial1"/>
    </style:style>
    <style:style style:name="T163" style:family="text">
      <style:text-properties officeooo:rsid="0013405f" fo:background-color="#ffffff" loext:char-shading-value="0" style:font-name-complex="Arial1"/>
    </style:style>
    <style:style style:name="T164" style:family="text">
      <style:text-properties officeooo:rsid="0017e9c9" fo:background-color="#ffffff" loext:char-shading-value="0" style:font-name-complex="Arial1"/>
    </style:style>
    <style:style style:name="T165" style:family="text">
      <style:text-properties fo:font-size="12pt" fo:font-weight="bold" style:font-name-asian="Arial1" style:font-size-asian="12pt" style:font-weight-asian="bold" style:font-name-complex="Arial1" style:font-size-complex="12pt" style:language-complex="pt" style:country-complex="PT"/>
    </style:style>
    <style:style style:name="T166"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67"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68"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69"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0"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4"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75"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6"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7"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78"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João Paulo Hotequil</text:p>
      <text:h text:style-name="P44"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2">h</text:span></text:a><text:a xlink:type="simple" xlink:href="mailto:joaohotequil@gmail.com" text:style-name="ListLabel_20_12" text:visited-style-name="ListLabel_20_12"><text:span text:style-name="Internet_20_link"><text:span text:style-name="T31">otequil@</text:span></text:span></text:a><text:a xlink:type="simple" xlink:href="mailto:joaohotequil@gmail.com" text:style-name="ListLabel_20_12" text:visited-style-name="ListLabel_20_12"><text:span text:style-name="Internet_20_link"><text:span text:style-name="T33">protonmail</text:span></text:span></text:a><text:a xlink:type="simple" xlink:href="mailto:joaohotequil@gmail.com" text:style-name="ListLabel_20_12" text:visited-style-name="ListLabel_20_12"><text:span text:style-name="Internet_20_link"><text:span text:style-name="T71">.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2" text:outline-level="1"/>
      <text:h text:style-name="P40" text:outline-level="1"><text:span text:style-name="T120">O que eu tenho a dizer</text:span><text:span text:style-name="T119">:</text:span></text:h>
      <text:p text:style-name="P39">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testes, segurança, SEO, YAGNI, KISS, 10 heurísticas de Nielsen, padrões de qualidade e bom design, e eu trabalho todos os dias para evoluir esses pontos!</text:p>
      <text:p text:style-name="P16"/>
      <text:h text:style-name="P40" text:outline-level="1"><text:span text:style-name="T123">Formações</text:span><text:span text:style-name="T119">:</text:span></text:h>
      <text:h text:style-name="P43" text:outline-level="1"><text:span text:style-name="lt-line-clamp_5f__5f_raw-line"><text:span text:style-name="T114">[fevereiro de </text:span></text:span><text:span text:style-name="lt-line-clamp_5f__5f_raw-line"><text:span text:style-name="T115">2021</text:span></text:span><text:span text:style-name="lt-line-clamp_5f__5f_raw-line"><text:span text:style-name="T114"> – </text:span></text:span><text:span text:style-name="lt-line-clamp_5f__5f_raw-line"><text:span text:style-name="T115">até o momento</text:span></text:span><text:span text:style-name="lt-line-clamp_5f__5f_raw-line"><text:span text:style-name="T114">] </text:span></text:span><text:span text:style-name="lt-line-clamp_5f__5f_raw-line"><text:span text:style-name="T115">FIAP</text:span></text:span><text:span text:style-name="lt-line-clamp_5f__5f_raw-line"><text:span text:style-name="T114"> | </text:span></text:span><text:span text:style-name="lt-line-clamp_5f__5f_raw-line"><text:span text:style-name="T116">Online</text:span></text:span><text:span text:style-name="lt-line-clamp_5f__5f_raw-line"><text:span text:style-name="T114">: </text:span></text:span><text:span text:style-name="lt-line-clamp_5f__5f_raw-line"><text:span text:style-name="T110">estou cursando sistemas de informação </text:span></text:span><text:span text:style-name="lt-line-clamp_5f__5f_raw-line"><text:span text:style-name="T112">(</text:span></text:span><text:span text:style-name="lt-line-clamp_5f__5f_raw-line"><text:span text:style-name="T110">bacharelado</text:span></text:span><text:span text:style-name="lt-line-clamp_5f__5f_raw-line"><text:span text:style-name="T112">)</text:span></text:span><text:span text:style-name="lt-line-clamp_5f__5f_raw-line"><text:span text:style-name="T111">.</text:span></text:span></text:h>
      <text:p text:style-name="P17"><text:span text:style-name="T125">[fevereiro de 2018 – dezembro de 20</text:span><text:span text:style-name="T126">19</text:span><text:span text:style-name="T125">] </text:span><text:span text:style-name="T127">E.E.B. Professor Honório Miranda | Gaspar, Santa Catarina: </text:span><text:span text:style-name="T143">c</text:span><text:span text:style-name="T117">ursei o segundo e terceiro ano do ensino médio.</text:span></text:p>
      <text:p text:style-name="P17"><text:span text:style-name="T125">[fevereiro de 2006 – dezembro de 2017] </text:span><text:span text:style-name="T127">Madre Francisca Lampel | Gaspar, Santa Catarina: </text:span><text:span text:style-name="T143">c</text:span><text:span text:style-name="T118">ursei o ensino fundamental (I e II) e o primeiro ano do ensino médio.</text:span></text:p>
      <text:p text:style-name="P26"/>
      <text:h text:style-name="P41" text:outline-level="1"><text:soft-page-break/><text:span text:style-name="T121">E</text:span><text:span text:style-name="T119">specializações, </text:span><text:span text:style-name="T124">eventos,</text:span><text:span text:style-name="T119"> </text:span><text:span text:style-name="T122">t</text:span><text:span text:style-name="T119">reinamentos e cursos </text:span><text:span text:style-name="T123">(tenho algumas outras certificações que acabei não colocando aqui)</text:span><text:span text:style-name="T119">:</text:span></text:h>
      <text:p text:style-name="P14"><text:span text:style-name="T35">[</text:span><text:span text:style-name="T55">janeiro</text:span><text:span text:style-name="T35"> de 20</text:span><text:span text:style-name="T51">2</text:span><text:span text:style-name="T55">4</text:span><text:span text:style-name="T35"> – </text:span><text:span text:style-name="T55">janeiro</text:span><text:span text:style-name="T35"> de 20</text:span><text:span text:style-name="T51">2</text:span><text:span text:style-name="T55">4</text:span><text:span text:style-name="T35">] </text:span><text:span text:style-name="T55">Performa_IT</text:span><text:span text:style-name="T35"> </text:span><text:span text:style-name="T40">(</text:span><text:span text:style-name="T56">75</text:span><text:span text:style-name="T40"> hora</text:span><text:span text:style-name="T56">s</text:span><text:span text:style-name="T40">)</text:span><text:span text:style-name="T35"> | </text:span><text:span text:style-name="T47">Educação a distância</text:span><text:span text:style-name="T35">: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5">[</text:span><text:span text:style-name="T55">janeiro</text:span><text:span text:style-name="T35"> de 20</text:span><text:span text:style-name="T51">2</text:span><text:span text:style-name="T55">4</text:span><text:span text:style-name="T35"> – </text:span><text:span text:style-name="T55">janeiro</text:span><text:span text:style-name="T35"> de 20</text:span><text:span text:style-name="T51">2</text:span><text:span text:style-name="T55">4</text:span><text:span text:style-name="T35">] </text:span><text:span text:style-name="T55">Performa_IT</text:span><text:span text:style-name="T35"> </text:span><text:span text:style-name="T40">(</text:span><text:span text:style-name="T55">1</text:span><text:span text:style-name="T40"> hora)</text:span><text:span text:style-name="T35"> | </text:span><text:span text:style-name="T47">Educação a distância</text:span><text:span text:style-name="T35">: </text:span><text:span text:style-name="T24">feito treinamento utilizando o GitHub Copilot</text:span><text:span text:style-name="T10">.</text:span></text:p>
      <text:p text:style-name="P9"><text:span text:style-name="T35">[</text:span><text:span text:style-name="T45">dezembro</text:span><text:span text:style-name="T35"> de 20</text:span><text:span text:style-name="T51">23</text:span><text:span text:style-name="T35"> – </text:span><text:span text:style-name="T45">dezembro</text:span><text:span text:style-name="T35"> de 20</text:span><text:span text:style-name="T51">23</text:span><text:span text:style-name="T35">] </text:span><text:span text:style-name="T48">Hackerspace</text:span><text:span text:style-name="T35"> </text:span><text:span text:style-name="T40">(</text:span><text:span text:style-name="T43">10</text:span><text:span text:style-name="T40"> horas)</text:span><text:span text:style-name="T35"> | </text:span><text:span text:style-name="T45">Blumenau</text:span><text:span text:style-name="T35">,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67">[</text:span><text:span text:style-name="T169">novembro</text:span><text:span text:style-name="T167"> de 20</text:span><text:span text:style-name="T170">2</text:span><text:span text:style-name="T172">3</text:span><text:span text:style-name="T167"> – </text:span><text:span text:style-name="T169">novembro</text:span><text:span text:style-name="T167"> de 20</text:span><text:span text:style-name="T170">2</text:span><text:span text:style-name="T172">3</text:span><text:span text:style-name="T167">] </text:span><text:span text:style-name="T169">Front in Floripa</text:span><text:span text:style-name="T167"> </text:span><text:span text:style-name="T171">(</text:span><text:span text:style-name="T170">10</text:span><text:span text:style-name="T171"> horas)</text:span><text:span text:style-name="T167"> | </text:span><text:span text:style-name="T169">Florianópolis</text:span><text:span text:style-name="T167">, Santa Catarina: </text:span><text:span text:style-name="T178">participei do evento Front in Floripa</text:span><text:span text:style-name="T174">.</text:span></text:p>
      <text:p text:style-name="P8"><text:span text:style-name="T34">[100% concluído] </text:span><text:span text:style-name="T50">Performa_IT</text:span><text:span text:style-name="T35"> </text:span><text:span text:style-name="T49">(</text:span><text:span text:style-name="T66">1</text:span><text:span text:style-name="T65">.5</text:span><text:span text:style-name="T64"> horas</text:span><text:span text:style-name="T49">)</text:span><text:span text:style-name="T35"> | </text:span><text:span text:style-name="T47">Educação a distância</text:span><text:span text:style-name="T35">:</text:span><text:span text:style-name="T10"> </text:span><text:span text:style-name="T19">feito </text:span><text:span text:style-name="T20">treinamento interno sobre IA no apoio ao desenvolvimento de software.</text:span></text:p>
      <text:p text:style-name="P7"><text:span text:style-name="T34">[100% concluído]</text:span><text:span text:style-name="T67"> </text:span><text:span text:style-name="T35">Udemy </text:span><text:span text:style-name="T49">(</text:span><text:span text:style-name="T65">47.5</text:span><text:span text:style-name="T64"> horas</text:span><text:span text:style-name="T49">)</text:span><text:span text:style-name="T35"> | </text:span><text:span text:style-name="T47">Educação a distância</text:span><text:span text:style-name="T35">:</text:span><text:span text:style-name="T67"> </text:span><text:span text:style-name="T68">feito o curso de </text:span><text:span text:style-name="T108">NodeJS, TypeScript, TDD, DDD, Clean Architecture e SOLID </text:span><text:span text:style-name="T109">do Rodrigo Manguinho</text:span><text:span text:style-name="T70">.</text:span></text:p>
      <text:p text:style-name="P4"><text:span text:style-name="T35">[</text:span><text:span text:style-name="T44">abril</text:span><text:span text:style-name="T35"> de 20</text:span><text:span text:style-name="T43">2</text:span><text:span text:style-name="T44">3</text:span><text:span text:style-name="T35"> – </text:span><text:span text:style-name="T44">abril</text:span><text:span text:style-name="T43"> de 202</text:span><text:span text:style-name="T44">3</text:span><text:span text:style-name="T35">] </text:span><text:span text:style-name="T48">Hackerspace</text:span><text:span text:style-name="T35"> </text:span><text:span text:style-name="T40">(</text:span><text:span text:style-name="T44">8 </text:span><text:span text:style-name="T40">horas)</text:span><text:span text:style-name="T35"> | </text:span><text:span text:style-name="T44">Blumenau</text:span><text:span text:style-name="T35">, Santa Catarina: </text:span><text:span text:style-name="T13">participei do evento </text:span><text:span text:style-name="T14">FLISoL </text:span><text:span text:style-name="T15">feito pela Hackerspace</text:span><text:span text:style-name="T10">.</text:span></text:p>
      <text:p text:style-name="P3"><text:span text:style-name="T35">[</text:span><text:span text:style-name="T42">novembro</text:span><text:span text:style-name="T35"> de 20</text:span><text:span text:style-name="T43">22</text:span><text:span text:style-name="T35"> – </text:span><text:span text:style-name="T42">novembro</text:span><text:span text:style-name="T35"> de 20</text:span><text:span text:style-name="T43">22</text:span><text:span text:style-name="T35">] </text:span><text:span text:style-name="T42">Front in Floripa</text:span><text:span text:style-name="T35"> </text:span><text:span text:style-name="T40">(</text:span><text:span text:style-name="T43">10</text:span><text:span text:style-name="T40"> horas)</text:span><text:span text:style-name="T35"> | </text:span><text:span text:style-name="T42">Florianópolis</text:span><text:span text:style-name="T35">, Santa Catarina: </text:span><text:span text:style-name="T13">participei do evento Front in Floripa</text:span><text:span text:style-name="T10">.</text:span></text:p>
      <text:p text:style-name="P1"><text:span text:style-name="T35">[</text:span><text:span text:style-name="T36">julho</text:span><text:span text:style-name="T35"> de </text:span><text:span text:style-name="T37">202</text:span><text:span text:style-name="T38">2</text:span><text:span text:style-name="T35"> – </text:span><text:span text:style-name="T36">julho</text:span><text:span text:style-name="T35"> de </text:span><text:span text:style-name="T37">202</text:span><text:span text:style-name="T38">2</text:span><text:span text:style-name="T35">] </text:span><text:span text:style-name="T39">Apex</text:span><text:span text:style-name="T35"> </text:span><text:span text:style-name="T40">(</text:span><text:span text:style-name="T41">4</text:span><text:span text:style-name="T40"> horas)</text:span><text:span text:style-name="T35"> | Blumenau, Santa Catarina: </text:span><text:span text:style-name="T11">participei de um workshop sobre </text:span><text:span text:style-name="T12">soft skills</text:span><text:span text:style-name="T10">.</text:span></text:p>
      <text:p text:style-name="P34"><text:span text:style-name="T86">[</text:span><text:span text:style-name="T87">abril</text:span><text:span text:style-name="T86"> de </text:span><text:span text:style-name="T88">202</text:span><text:span text:style-name="T87">2</text:span><text:span text:style-name="T86"> – </text:span><text:span text:style-name="T87">abril</text:span><text:span text:style-name="T86"> de </text:span><text:span text:style-name="T88">202</text:span><text:span text:style-name="T87">2</text:span><text:span text:style-name="T86">] </text:span><text:span text:style-name="T89">Apex</text:span><text:span text:style-name="T86"> </text:span><text:span text:style-name="T90">(</text:span><text:span text:style-name="T91">4</text:span><text:span text:style-name="T90"> horas)</text:span><text:span text:style-name="T86"> | Blumenau, Santa Catarina: </text:span><text:span text:style-name="T75">participei de um workshop sobre </text:span><text:span text:style-name="T76">cultura organizacional das empresas de tecnologia</text:span><text:span text:style-name="T74">.</text:span></text:p>
      <text:p text:style-name="P29"><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7">Node.js</text:span><text:span text:style-name="T174">.</text:span></text:p>
      <text:p text:style-name="P29"><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7">JavaScript with jQuery</text:span><text:span text:style-name="T174">.</text:span></text:p>
      <text:p text:style-name="P30"><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7">Vue.js.</text:span></text:p>
      <text:p text:style-name="P30"><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6">TypeScript </text:span><text:span text:style-name="T177">e JavaScript.</text:span></text:p>
      <text:p text:style-name="P35"><text:soft-page-break/><text:span text:style-name="T85">[</text:span><text:span text:style-name="T94">100% concluído</text:span><text:span text:style-name="T85">] </text:span><text:span text:style-name="T95">TestDome </text:span><text:span text:style-name="T86">| </text:span><text:span text:style-name="T92">Educação a distância</text:span><text:span text:style-name="T86">: </text:span><text:span text:style-name="T77">realizei um treinamento com questões sobre </text:span><text:span text:style-name="T78">Angular e TypeScript.</text:span></text:p>
      <text:p text:style-name="P36"><text:span text:style-name="T85">[</text:span><text:span text:style-name="T94">100% concluído</text:span><text:span text:style-name="T85">] </text:span><text:span text:style-name="T95">TestDome </text:span><text:span text:style-name="T86">| </text:span><text:span text:style-name="T92">Educação a distância</text:span><text:span text:style-name="T86">: </text:span><text:span text:style-name="T77">realizei um treinamento com questões sobre </text:span><text:span text:style-name="T79">JavaScript.</text:span></text:p>
      <text:p text:style-name="P36"><text:span text:style-name="T85">[</text:span><text:span text:style-name="T94">100% concluído</text:span><text:span text:style-name="T85">] </text:span><text:span text:style-name="T95">TestDome </text:span><text:span text:style-name="T86">| </text:span><text:span text:style-name="T92">Educação a distância</text:span><text:span text:style-name="T86">: </text:span><text:span text:style-name="T77">realizei um treinamento com questões sobre Angular.</text:span></text:p>
      <text:p text:style-name="P36"><text:span text:style-name="T85">[</text:span><text:span text:style-name="T94">100% concluído</text:span><text:span text:style-name="T85">] </text:span><text:span text:style-name="T96">EW IT</text:span><text:span text:style-name="T97"> </text:span><text:span text:style-name="T92">(</text:span><text:span text:style-name="T93">16</text:span><text:span text:style-name="T92"> horas)</text:span><text:span text:style-name="T86"> | </text:span><text:span text:style-name="T92">Educação a distância</text:span><text:span text:style-name="T86">: </text:span><text:span text:style-name="T80">completei o curso de NodeJS.</text:span></text:p>
      <text:p text:style-name="P18"><text:span text:style-name="T125">[</text:span><text:span text:style-name="T139">100% concluído</text:span><text:span text:style-name="T125">] </text:span><text:span text:style-name="T140">FIAP – Nano Courses </text:span><text:span text:style-name="T133">(</text:span><text:span text:style-name="T134">60</text:span><text:span text:style-name="T133"> horas)</text:span><text:span text:style-name="T127"> | </text:span><text:span text:style-name="T133">Educação a distância</text:span><text:span text:style-name="T127">: </text:span><text:span text:style-name="T151">concluí </text:span><text:span text:style-name="T153">o </text:span><text:span text:style-name="T151">curso de </text:span><text:span text:style-name="T153">comunicação e semiótica nos Nano Courses.</text:span></text:p>
      <text:p text:style-name="P18"><text:span text:style-name="T125">[</text:span><text:span text:style-name="T139">100% concluído</text:span><text:span text:style-name="T125">] </text:span><text:span text:style-name="T133">Loiane Groner (28 horas)</text:span><text:span text:style-name="T127"> | </text:span><text:span text:style-name="T133">Educação a distância</text:span><text:span text:style-name="T127">: </text:span><text:span text:style-name="T151">concluí um curso de Angular pela plataforma online da Loiane Groner.</text:span></text:p>
      <text:p text:style-name="P18"><text:span text:style-name="T125">[</text:span><text:span text:style-name="T138">dezembro</text:span><text:span text:style-name="T125"> de </text:span><text:span text:style-name="T138">2020</text:span><text:span text:style-name="T125"> – </text:span><text:span text:style-name="T138">dezembro</text:span><text:span text:style-name="T125"> de </text:span><text:span text:style-name="T138">2020</text:span><text:span text:style-name="T125">] </text:span><text:span text:style-name="T138">Microsoft</text:span><text:span text:style-name="T127"> </text:span><text:span text:style-name="T128">(</text:span><text:span text:style-name="T131">2</text:span><text:span text:style-name="T128"> horas)</text:span><text:span text:style-name="T127"> | Blumenau, Santa Catarina: </text:span><text:span text:style-name="T149">realizei o exame 70-480 da Microsoft na ProWay com perguntas de HTML5, CSS3 e JavaScript, minha pontuação final foi de 909 pontos.</text:span></text:p>
      <text:p text:style-name="P18"><text:span text:style-name="T127">[</text:span><text:span text:style-name="T132">outubro</text:span><text:span text:style-name="T127"> de </text:span><text:span text:style-name="T131">2020</text:span><text:span text:style-name="T127"> – </text:span><text:span text:style-name="T132">outubro</text:span><text:span text:style-name="T127"> de </text:span><text:span text:style-name="T131">2020</text:span><text:span text:style-name="T127">] </text:span><text:span text:style-name="T132">Apex</text:span><text:span text:style-name="T127"> </text:span><text:span text:style-name="T128">(</text:span><text:span text:style-name="T132">3</text:span><text:span text:style-name="T128"> horas)</text:span><text:span text:style-name="T127"> | Blumenau, Santa Catarina: </text:span><text:span text:style-name="T150">participei de um workshop sobre empreendedorismo.</text:span></text:p>
      <text:p text:style-name="P25"><text:span text:style-name="T127">[</text:span><text:span text:style-name="T132">outubro</text:span><text:span text:style-name="T127"> de </text:span><text:span text:style-name="T131">2020</text:span><text:span text:style-name="T127"> – </text:span><text:span text:style-name="T132">outubro</text:span><text:span text:style-name="T127"> de </text:span><text:span text:style-name="T131">2020</text:span><text:span text:style-name="T127">] </text:span><text:span text:style-name="T132">Apex</text:span><text:span text:style-name="T127"> </text:span><text:span text:style-name="T128">(</text:span><text:span text:style-name="T132">3</text:span><text:span text:style-name="T128"> horas)</text:span><text:span text:style-name="T127"> | Blumenau, Santa Catarina: </text:span><text:span text:style-name="T150">participei de um workshop sobre planejamento de carreira</text:span><text:span text:style-name="T142">.</text:span></text:p>
      <text:p text:style-name="P6"><text:span text:style-name="T35">[</text:span><text:span text:style-name="T46">setembro</text:span><text:span text:style-name="T35"> de 20</text:span><text:span text:style-name="T46">20</text:span><text:span text:style-name="T35"> – </text:span><text:span text:style-name="T46">setembro</text:span><text:span text:style-name="T35"> de 20</text:span><text:span text:style-name="T46">20</text:span><text:span text:style-name="T35">] </text:span><text:span text:style-name="T48">DB1 Group</text:span><text:span text:style-name="T35"> </text:span><text:span text:style-name="T40">(</text:span><text:span text:style-name="T43">1</text:span><text:span text:style-name="T46">2</text:span><text:span text:style-name="T40"> horas)</text:span><text:span text:style-name="T35"> | </text:span><text:span text:style-name="T47">Educação a distância</text:span><text:span text:style-name="T35">: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5">[</text:span><text:span text:style-name="T45">dezembro</text:span><text:span text:style-name="T35"> de 2019 – </text:span><text:span text:style-name="T45">dezembro</text:span><text:span text:style-name="T35"> de 2019] </text:span><text:span text:style-name="T48">Hackerspace</text:span><text:span text:style-name="T35"> </text:span><text:span text:style-name="T40">(</text:span><text:span text:style-name="T43">10</text:span><text:span text:style-name="T40"> horas)</text:span><text:span text:style-name="T35"> | </text:span><text:span text:style-name="T45">Blumenau</text:span><text:span text:style-name="T35">,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5">[</text:span><text:span text:style-name="T42">novembro</text:span><text:span text:style-name="T35"> de 2019 – </text:span><text:span text:style-name="T42">novembro</text:span><text:span text:style-name="T35"> de 2019] </text:span><text:span text:style-name="T42">Front in Floripa</text:span><text:span text:style-name="T35"> </text:span><text:span text:style-name="T40">(</text:span><text:span text:style-name="T43">10</text:span><text:span text:style-name="T40"> horas)</text:span><text:span text:style-name="T35"> | </text:span><text:span text:style-name="T42">Florianópolis</text:span><text:span text:style-name="T35">, Santa Catarina: </text:span><text:span text:style-name="T13">participei do evento Front in Floripa</text:span><text:span text:style-name="T10">.</text:span></text:p>
      <text:p text:style-name="P19"><text:span text:style-name="T125">[janeiro de 2019 – junho de 2019]</text:span><text:span text:style-name="T154"> </text:span><text:span text:style-name="T127">Apex </text:span><text:span text:style-name="T128">(180 horas)</text:span><text:span text:style-name="T127"> | Blumenau, Santa Catarina: </text:span><text:span text:style-name="T143">t</text:span><text:span text:style-name="T142">reinamento de alta performance de desenvolvimento e programação </text:span><text:span text:style-name="T144">f</text:span><text:span text:style-name="T142">ront-end </text:span><text:span text:style-name="T145">usando</text:span><text:span text:style-name="T142"> HTML5, CSS3 </text:span><text:span text:style-name="T146">(SASS e SCSS)</text:span><text:span text:style-name="T142">, JavaScript, TypeScript, testes, Angular 6, ReactJS, VueJS, Git </text:span><text:span text:style-name="T145">e </text:span><text:span text:style-name="T142">GitHub, </text:span><text:span text:style-name="T145">W</text:span><text:span text:style-name="T142">ebpack </text:span><text:span text:style-name="T145">e</text:span><text:span text:style-name="T142"> Gulp.</text:span></text:p>
      <text:p text:style-name="P19"><text:span text:style-name="T125">[dezembro de 2018 - dezembro de 2018]</text:span><text:span text:style-name="T154"> </text:span><text:span text:style-name="T127">Apex </text:span><text:span text:style-name="T128">(16 horas)</text:span><text:span text:style-name="T127"> | Blumenau, Santa Catarina: </text:span><text:span text:style-name="T143">tr</text:span><text:span text:style-name="T142">einamento de alta performance de </text:span><text:span text:style-name="T147">l</text:span><text:span text:style-name="T142">ógica de </text:span><text:span text:style-name="T147">p</text:span><text:span text:style-name="T142">rogramação </text:span><text:span text:style-name="T148">sobre</text:span><text:span text:style-name="T142"> boas práticas, manipulação de textos, criação de objetos, armazenamento de dados em listas e tópicos avançados </text:span><text:span text:style-name="T147">da linguagem</text:span><text:span text:style-name="T142">.</text:span></text:p>
      <text:p text:style-name="P20"><text:soft-page-break/><text:span text:style-name="T125">[dezembro de 2018 - dezembro de 2018]</text:span><text:span text:style-name="T154"> </text:span><text:span text:style-name="T127">Apex </text:span><text:span text:style-name="T128">(16 horas)</text:span><text:span text:style-name="T127"> | Blumenau, Santa Catarina: </text:span><text:span text:style-name="T143">t</text:span><text:span text:style-name="T142">reinamento</text:span><text:span text:style-name="T154"> de alta performance de </text:span><text:span text:style-name="T155">b</text:span><text:span text:style-name="T154">anco de </text:span><text:span text:style-name="T155">d</text:span><text:span text:style-name="T154">ados </text:span><text:span text:style-name="T155">sobre</text:span><text:span text:style-name="T154"> </text:span><text:span text:style-name="T162">instalação, configuração, conceitos básicos, comandos para manipulação de tabelas, texto </text:span><text:span text:style-name="T163">e</text:span><text:span text:style-name="T162"> data, operadores, </text:span><text:span text:style-name="T163">funções </text:span><text:span text:style-name="T162">básicas </text:span><text:span text:style-name="T163">e intermediárias</text:span><text:span text:style-name="T162">, normalização de dados, relacionamento entre tabelas, </text:span><text:span text:style-name="T163">unificação de </text:span><text:span text:style-name="T162">tabelas, realização de consultas, criação de views, indexação de tabelas, backup d</text:span><text:span text:style-name="T163">e</text:span><text:span text:style-name="T162"> dados e restaura</text:span><text:span text:style-name="T163">ção</text:span><text:span text:style-name="T162"> </text:span><text:span text:style-name="T163">d</text:span><text:span text:style-name="T162">as informações da base através do backup</text:span><text:span text:style-name="T154">.</text:span></text:p>
      <text:p text:style-name="P21"><text:span text:style-name="T125">[100% concluído]</text:span><text:span text:style-name="T154"> </text:span><text:span text:style-name="T127">Udemy </text:span><text:span text:style-name="T129">(</text:span><text:span text:style-name="T141">54 horas</text:span><text:span text:style-name="T129">)</text:span><text:span text:style-name="T127"> | </text:span><text:span text:style-name="T133">Educação a distância</text:span><text:span text:style-name="T127">:</text:span><text:span text:style-name="T154"> </text:span><text:span text:style-name="T156">t</text:span><text:span text:style-name="T154">reinamento básico de desenvolvimento e programação </text:span><text:span text:style-name="T157">f</text:span><text:span text:style-name="T154">ront-end </text:span><text:span text:style-name="T157">utilizando</text:span><text:span text:style-name="T154"> </text:span><text:span text:style-name="T162">HTML5, CSS3 </text:span><text:span text:style-name="T164">e</text:span><text:span text:style-name="T162"> J</text:span><text:span text:style-name="T164">ava</text:span><text:span text:style-name="T162">S</text:span><text:span text:style-name="T164">cript</text:span><text:span text:style-name="T162"> e</text:span><text:span text:style-name="T164">m cinco</text:span><text:span text:style-name="T162"> </text:span><text:span text:style-name="T164">p</text:span><text:span text:style-name="T162">rojetos.</text:span></text:p>
      <text:p text:style-name="P21"><text:span text:style-name="T125">[100% concluído]</text:span><text:span text:style-name="T154"> </text:span><text:span text:style-name="T127">Udemy </text:span><text:span text:style-name="T130">(10 horas)</text:span><text:span text:style-name="T127"> | </text:span><text:span text:style-name="T133">Educação a distância</text:span><text:span text:style-name="T127">:</text:span><text:span text:style-name="T154"> </text:span><text:span text:style-name="T156">t</text:span><text:span text:style-name="T154">reinamento básico de inglês </text:span><text:span text:style-name="T158">sobre</text:span><text:span text:style-name="T154"> </text:span><text:span text:style-name="T158">metodologia </text:span><text:span text:style-name="T154">para ser fluente.</text:span><text:bookmark text:name="_GoBack"/></text:p>
      <text:p text:style-name="P22"><text:span text:style-name="T125">[setembro de 2018 – fevereiro de 2019]</text:span><text:span text:style-name="T154"> </text:span><text:span text:style-name="T127">Instituto Mix </text:span><text:span text:style-name="T129">(96 horas)</text:span><text:span text:style-name="T127"> | Gaspar, Santa Catarina:</text:span><text:span text:style-name="T154"> </text:span><text:span text:style-name="T143">t</text:span><text:span text:style-name="T142">reinamento</text:span><text:span text:style-name="T154"> básico de </text:span><text:span text:style-name="T159">m</text:span><text:span text:style-name="T154">ontagem e </text:span><text:span text:style-name="T159">m</text:span><text:span text:style-name="T154">anutenção </text:span><text:span text:style-name="T159">de</text:span><text:span text:style-name="T154"> hardware e redes.</text:span></text:p>
      <text:p text:style-name="P22"><text:span text:style-name="T125">[maio de 2017 – outubro de 2018]</text:span><text:span text:style-name="T154"> </text:span><text:span text:style-name="T127">GERAR </text:span><text:span text:style-name="T129">(1280 horas)</text:span><text:span text:style-name="T127"> | Gaspar e Blumenau, Santa Catarina: </text:span><text:span text:style-name="T143">c</text:span><text:span text:style-name="T142">urso</text:span><text:span text:style-name="T160"> de </text:span><text:span text:style-name="T161">a</text:span><text:span text:style-name="T160">dministração como menor aprendiz.</text:span></text:p>
      <text:p text:style-name="P11"><text:span text:style-name="T35">[</text:span><text:span text:style-name="T54">novembro</text:span><text:span text:style-name="T35"> de 201</text:span><text:span text:style-name="T54">2</text:span><text:span text:style-name="T35"> – </text:span><text:span text:style-name="T54">novembro</text:span><text:span text:style-name="T52"> de 201</text:span><text:span text:style-name="T54">2</text:span><text:span text:style-name="T35">]</text:span><text:span text:style-name="T69"> </text:span><text:span text:style-name="T54">Polícia Militar</text:span><text:span text:style-name="T53"> </text:span><text:span text:style-name="T35">| Gaspar, Santa Catarina: </text:span><text:span text:style-name="T22">adquiri a certificação do Proerd</text:span><text:span text:style-name="T69">.</text:span></text:p>
      <text:p text:style-name="P10"><text:span text:style-name="T35">[</text:span><text:span text:style-name="T52">dezembro</text:span><text:span text:style-name="T35"> de 201</text:span><text:span text:style-name="T52">0</text:span><text:span text:style-name="T35"> – </text:span><text:span text:style-name="T52">dezembro </text:span><text:span text:style-name="T35">de 201</text:span><text:span text:style-name="T52">0</text:span><text:span text:style-name="T35">]</text:span><text:span text:style-name="T69"> </text:span><text:span text:style-name="T52">ABJ (Associação Brusquense de Judô</text:span><text:span text:style-name="T53">) </text:span><text:span text:style-name="T35">| Gaspar, Santa Catarina: </text:span><text:span text:style-name="T21">conquistei a faixa cinza (7</text:span><text:span text:style-name="T113">° kiu) no Judô em minha escola com o professor Alessandro Veber</text:span><text:span text:style-name="T69">.</text:span></text:p>
      <text:p text:style-name="P27"/>
      <text:p text:style-name="P32">Experiência:</text:p>
      <text:p text:style-name="P12"><text:span text:style-name="T34">[</text:span><text:span text:style-name="T57">outubro </text:span><text:span text:style-name="T34">de </text:span><text:span text:style-name="T58">202</text:span><text:span text:style-name="T57">1</text:span><text:span text:style-name="T34"> – </text:span><text:span text:style-name="T57">até o momento</text:span><text:span text:style-name="T34">] </text:span><text:span text:style-name="T59">Desenvolvedor front-end</text:span><text:span text:style-name="T34"> | </text:span><text:span text:style-name="T57">Performa_IT</text:span><text:span text:style-name="T34">: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oft-page-break/><text:span text:style-name="T18">Hasura e NodeJS. Apresentei uma talk sobre Storybook </text:span><text:span text:style-name="T29">e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85">[</text:span><text:span text:style-name="T99">janeiro</text:span><text:span text:style-name="T85"> de </text:span><text:span text:style-name="T99">2020</text:span><text:span text:style-name="T85"> – </text:span><text:span text:style-name="T98">setembro de 2021</text:span><text:span text:style-name="T85">] </text:span><text:span text:style-name="T100">Desenvolvedor front-end</text:span><text:span text:style-name="T85"> | </text:span><text:span text:style-name="T100">Velow </text:span><text:span text:style-name="T101">Sistemas</text:span><text:span text:style-name="T85">: </text:span><text:span text:style-name="T84">t</text:span><text:span text:style-name="T81">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25">[maio de </text:span><text:span text:style-name="T136">2019</text:span><text:span text:style-name="T125"> – </text:span><text:span text:style-name="T135">dezembro de 2019</text:span><text:span text:style-name="T125">] </text:span><text:span text:style-name="T136">Estagiário de programação</text:span><text:span text:style-name="T125"> | </text:span><text:span text:style-name="T136">Velow </text:span><text:span text:style-name="T137">Sistemas</text:span><text:span text:style-name="T125">: </text:span><text:span text:style-name="T143">a</text:span><text:span text:style-name="T142">tuei como estagiário de programação </text:span><text:span text:style-name="T152">no time de front-end</text:span><text:span text:style-name="T142">, </text:span><text:span text:style-name="T152">após isso </text:span><text:span text:style-name="T142">consegui ser efetivado.</text:span></text:p>
      <text:p text:style-name="P37"><text:span text:style-name="T102">[</text:span><text:span text:style-name="T103">novembro</text:span><text:span text:style-name="T102"> de </text:span><text:span text:style-name="T104">201</text:span><text:span text:style-name="T103">8</text:span><text:span text:style-name="T102"> – </text:span><text:span text:style-name="T103">abril</text:span><text:span text:style-name="T105"> de 2019</text:span><text:span text:style-name="T102">] </text:span><text:span text:style-name="T103">Técnico de informática</text:span><text:span text:style-name="T102"> | </text:span><text:span text:style-name="T107">Autônomo</text:span><text:span text:style-name="T102">: </text:span><text:span text:style-name="T82">comecei a fazer manutenção em computadores e atender clientes</text:span><text:span text:style-name="T74">.</text:span></text:p>
      <text:p text:style-name="P24"><text:span text:style-name="T125">[maio de 2017 – outubro de 2018] Auxiliar de TI | Fazzenda Park Hotel: </text:span><text:span text:style-name="T143">e</text:span><text:span text:style-name="T142">u era um menor aprendiz, com 14 anos, tive muitas responsabilidades e ordens de serviço para fazer, ganhei muita experiência na parte de suporte.</text:span></text:p>
      <text:p text:style-name="P33"><text:span text:style-name="T85">[junho de 2016 – janeiro de 2017] </text:span><text:span text:style-name="T106">Locutor</text:span><text:span text:style-name="T85"> | Rádio Sentinela do Vale: </text:span><text:span text:style-name="T83">t</text:span><text:span text:style-name="T74">rabalhei com meu potencial de comunicação na rádio, apresentava um programa de entretenimento, chamado Variedades, junto de um colega.</text:span></text:p>
      <text:p text:style-name="P28"/>
      <text:p text:style-name="P15"><text:span text:style-name="T73">Trabalho voluntário</text:span><text:span text:style-name="T72">:</text:span></text:p>
      <text:p text:style-name="P15"><text:span text:style-name="T60">[</text:span><text:span text:style-name="T61">janeiro</text:span><text:span text:style-name="T62"> </text:span><text:span text:style-name="T60">de </text:span><text:span text:style-name="T63">202</text:span><text:span text:style-name="T61">4</text:span><text:span text:style-name="T60"> – </text:span><text:span text:style-name="T62">até o momento</text:span><text:span text:style-name="T60">] </text:span><text:span text:style-name="T61">Voluntário</text:span><text:span text:style-name="T60"> | </text:span><text:span text:style-name="T61">Movimento Web Para Todos</text:span><text:span text:style-name="T60">: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4</meta:editing-cycles>
    <meta:print-date>2019-02-01T12:54:00</meta:print-date>
    <meta:creation-date>2018-01-13T12:08:00</meta:creation-date>
    <dc:date>2024-01-16T21:38:05.495142197</dc:date>
    <meta:editing-duration>PT11H54M46S</meta:editing-duration>
    <meta:generator>LibreOffice/6.4.7.2$Linux_X86_64 LibreOffice_project/40$Build-2</meta:generator>
    <meta:document-statistic meta:table-count="0" meta:image-count="0" meta:object-count="0" meta:page-count="5" meta:paragraph-count="53" meta:word-count="1543" meta:character-count="10366" meta:non-whitespace-character-count="88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